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3cm"/>
    </style:style>
    <style:style style:name="co2" style:family="table-column">
      <style:table-column-properties fo:break-before="auto" style:column-width="4.898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3.93cm"/>
    </style:style>
    <style:style style:name="co6" style:family="table-column">
      <style:table-column-properties fo:break-before="auto" style:column-width="14.741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e6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vertical-align="to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6e6e6" style:vertical-align="top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00" style:vertical-align="top"/>
    </style:style>
    <style:style style:name="ce9" style:family="table-cell" style:parent-style-name="Default">
      <style:table-cell-properties fo:background-color="transparent" style:vertical-align="top"/>
    </style:style>
    <style:style style:name="T1" style:family="text">
      <style:text-properties fo:country="none" style:font-name-asian="Segoe UI"/>
    </style:style>
  </office:automatic-styles>
  <office:body>
    <office:spreadsheet>
      <table:content-validations>
        <table:content-validation table:name="val1" table:condition="of:cell-content-is-whole-number() and cell-content()&lt;256" table:allow-empty-cell="false" table:base-cell-address="app_register.A10">
          <table:error-message table:message-type="stop" table:display="true"/>
        </table:content-validation>
        <table:content-validation table:name="val2" table:condition="of:cell-content-is-in-list(&quot;1&quot;;&quot;2&quot;;&quot;4&quot;;&quot;8&quot;)" table:allow-empty-cell="true" table:display-list="unsorted" table:base-cell-address="app_register.D10">
          <table:error-message table:message-type="stop" table:display="true"/>
        </table:content-validation>
      </table:content-validations>
      <table:table table:name="app_register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ce6"/>
        <table:table-row table:style-name="ro1">
          <table:table-cell table:style-name="ce1" office:value-type="string" calcext:value-type="string">
            <text:p>Application register</text:p>
          </table:table-cell>
          <table:table-cell table:style-name="ce1"/>
          <table:table-cell/>
          <table:table-cell table:style-name="ce1"/>
          <table:table-cell table:number-columns-repeated="1020"/>
        </table:table-row>
        <table:table-row table:style-name="ro2">
          <table:table-cell table:style-name="ce2" table:number-columns-repeated="1023"/>
          <table:table-cell/>
        </table:table-row>
        <table:table-row table:style-name="ro2">
          <table:table-cell table:style-name="ce3" office:value-type="string" calcext:value-type="string">
            <text:p>Color legend</text:p>
          </table:table-cell>
          <table:table-cell table:style-name="ce2" table:number-columns-repeated="1022"/>
          <table:table-cell/>
        </table:table-row>
        <table:table-row table:style-name="ro2">
          <table:table-cell table:style-name="ce4" office:value-type="string" calcext:value-type="string">
            <text:p>Automatically calculated</text:p>
          </table:table-cell>
          <table:table-cell table:style-name="ce2" table:number-columns-repeated="1022"/>
          <table:table-cell/>
        </table:table-row>
        <table:table-row table:style-name="ro2" table:number-rows-repeated="2">
          <table:table-cell table:style-name="ce2" table:number-columns-repeated="1023"/>
          <table:table-cell/>
        </table:table-row>
        <table:table-row table:style-name="ro2">
          <table:table-cell table:style-name="ce5" office:value-type="string" calcext:value-type="string">
            <text:p>Persistency base offset:</text:p>
          </table:table-cell>
          <table:table-cell table:style-name="ce7" office:value-type="string" calcext:value-type="string">
            <text:p>VSCP_PS_ADDR_NEXT</text:p>
          </table:table-cell>
          <table:table-cell table:style-name="ce7" table:number-columns-repeated="1021"/>
          <table:table-cell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register offset</text:p>
          </table:table-cell>
          <table:table-cell table:style-name="ce3" office:value-type="string" calcext:value-type="string">
            <text:p>number of elements</text:p>
          </table:table-cell>
          <table:table-cell table:style-name="ce3" office:value-type="string" calcext:value-type="string">
            <text:p>element size</text:p>
          </table:table-cell>
          <table:table-cell table:style-name="ce3" office:value-type="string" calcext:value-type="string">
            <text:p>short 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factory default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nable</text:p>
          </table:table-cell>
          <table:table-cell office:value-type="string" calcext:value-type="string">
            <text:p>Enable or disable a button. There are up to 8 buttons enumerated by 1 to 8.</text:p>
            <text:p>The button 1 corresponds to bit 0 and etc.</text:p>
            <text:p>A 0 disables the button and a 1 enables it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content-validation-name="val1" office:value-type="float" office:value="0" calcext:value-type="float">
            <text:p>0</text:p>
          </table:table-cell>
          <table:table-cell table:style-name="ce8" table:formula="of:=[.B10]+[.C10]*[.D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nable</text:p>
          </table:table-cell>
          <table:table-cell office:value-type="string" calcext:value-type="string">
            <text:p>Enable or disable the wind measurement.</text:p>
            <text:p>A 0 disables the wind measurement and a 1 enables it.</text:p>
            <text:p>Note, that if the wind measurement is enabled, the button 8 functionality will be disabled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8" table:formula="of:=[.B11]+[.C11]*[.D1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nable</text:p>
          </table:table-cell>
          <table:table-cell office:value-type="string" calcext:value-type="string">
            <text:p>Enable or disable a relay. There are up to 8 relays enumerated by 1 to 8.</text:p>
            <text:p>The relay 1 corresponds to bit 0 and etc.</text:p>
            <text:p>A 0 disables the relay and a 1 enables it.</text:p>
            <text:p>Please note, that if a shutter is enabled, it doesn't matter that the relays are disabled here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content-validation-name="val1" office:value-type="float" office:value="0" calcext:value-type="float">
            <text:p>0</text:p>
          </table:table-cell>
          <table:table-cell table:style-name="ce8" table:formula="of:=[.B12]+[.C12]*[.D1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nable</text:p>
          </table:table-cell>
          <table:table-cell office:value-type="string" calcext:value-type="string">
            <text:p>Enable or disable a shutter. There are up to 4 shutter enumerated by 1 to 4.</text:p>
            <text:p>The shutter 1 corresponds to bit 0 and etc.</text:p>
            <text:p>A 0 disables the shutter and a 1 enables it.</text:p>
            <text:p>If a shutter is enabled, the used relays can not be controlled by single relay actions!</text:p>
            <text:p/>
            <text:p><text:span text:style-name="T1">Bit 0: Enable shutter 1 and disable relay 1 and 2 to be controlled external.</text:span></text:p>
            <text:p><text:span text:style-name="T1">Bit 1: Enable shutter 2 and disable relay 3 and 4 to be controlled external.</text:span></text:p>
            <text:p><text:span text:style-name="T1">Bit 2: Enable shutter 3 and disable relay 5 and 6 to be controlled external.</text:span></text:p>
            <text:p><text:span text:style-name="T1">Bit 3: Enable shutter 4 and disable relay 7 and 8 to be controlled external.</text:span>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8" table:formula="of:=[.B13]+[.C13]*[.D1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config</text:p>
          </table:table-cell>
          <table:table-cell office:value-type="string" calcext:value-type="string">
            <text:p>Enable or disable a releay event. There are up to 8 relay enumerated by 1 to 8.</text:p>
            <text:p>The relay 1 corresponds to bit 0 and etc.</text:p>
            <text:p>A 0 disables the event and a 1 enables it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8" table:formula="of:=[.B14]+[.C14]*[.D1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config</text:p>
          </table:table-cell>
          <table:table-cell office:value-type="string" calcext:value-type="string">
            <text:p>Enable or disable a shutter event. There are up to 4 shutter enumerated by 1 to 4.</text:p>
            <text:p>The shutter 1 corresponds to bit 0 and etc.</text:p>
            <text:p>A 0 disables the event and a 1 enables it.</text:p>
            <text:p>Note, that the shutter must be enabled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15]+[.C15]*[.D15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relay control</text:p>
          </table:table-cell>
          <table:table-cell office:value-type="string" calcext:value-type="string">
            <text:p>A monostable relay is configured by a switching current and a holding current.</text:p>
            <text:p>Both values are given as a pwm duty cycle value (3-400).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table:content-validation-name="val1" office:value-type="float" office:value="0" calcext:value-type="float">
            <text:p>0</text:p>
          </table:table-cell>
          <table:table-cell table:style-name="ce8" table:formula="of:=[.B16]+[.C16]*[.D16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node zone</text:p>
          </table:table-cell>
          <table:table-cell office:value-type="string" calcext:value-type="string">
            <text:p>The zone which the node belongs to.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17]+[.C17]*[.D17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node sub zone</text:p>
          </table:table-cell>
          <table:table-cell office:value-type="string" calcext:value-type="string">
            <text:p>The sub-zone which the node belongs to.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18]+[.C18]*[.D18]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vent zone</text:p>
          </table:table-cell>
          <table:table-cell office:value-type="string" calcext:value-type="string">
            <text:p>The zone to which the button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19]+[.C19]*[.D19]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vent sub zone</text:p>
          </table:table-cell>
          <table:table-cell office:value-type="string" calcext:value-type="string">
            <text:p>The sub-zone to which the button event belongs to 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0]+[.C20]*[.D20]"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zone</text:p>
          </table:table-cell>
          <table:table-cell office:value-type="string" calcext:value-type="string">
            <text:p>The zone to which the relay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1]+[.C21]*[.D21]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sub zone</text:p>
          </table:table-cell>
          <table:table-cell office:value-type="string" calcext:value-type="string">
            <text:p>The sub-zone to which the relay event belongs to 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2]+[.C22]*[.D22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zone</text:p>
          </table:table-cell>
          <table:table-cell office:value-type="string" calcext:value-type="string">
            <text:p>The zone to which the shutter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3]+[.C23]*[.D23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sub zone</text:p>
          </table:table-cell>
          <table:table-cell office:value-type="string" calcext:value-type="string">
            <text:p>The sub-zone to which the shutter event belongs to <text:s/>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4]+[.C24]*[.D24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vent zone</text:p>
          </table:table-cell>
          <table:table-cell office:value-type="string" calcext:value-type="string">
            <text:p>The zone to which the wind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5]+[.C25]*[.D25]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vent sub zone</text:p>
          </table:table-cell>
          <table:table-cell office:value-type="string" calcext:value-type="string">
            <text:p>The sub-zone to which the wind event belongs to <text:s/>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6]+[.C26]*[.D26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medium</text:p>
          </table:table-cell>
          <table:table-cell office:value-type="string" calcext:value-type="string">
            <text:p>Medium wind speed in [0,1m/s].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7]+[.C27]*[.D27]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high</text:p>
          </table:table-cell>
          <table:table-cell office:value-type="string" calcext:value-type="string">
            <text:p>High wind speed in [0,1m/s].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8]+[.C28]*[.D28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very high</text:p>
          </table:table-cell>
          <table:table-cell office:value-type="string" calcext:value-type="string">
            <text:p>Very high wind speed in [0,1m/s].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29]+[.C29]*[.D29]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max up time</text:p>
          </table:table-cell>
          <table:table-cell office:value-type="string" calcext:value-type="string">
            <text:p>Max. up-time (drive time from bottom to top) in 0.1s as 16-bit value.</text:p>
            <text:p>Shutter 1 is at the lower address and the other shutters follow.</text:p>
          </table:table-cell>
          <table:table-cell office:value-type="float" office:value="270" calcext:value-type="float">
            <text:p>270</text:p>
          </table:table-cell>
          <table:table-cell table:number-columns-repeated="1017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0]+[.C30]*[.D30]"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max down time</text:p>
          </table:table-cell>
          <table:table-cell office:value-type="string" calcext:value-type="string">
            <text:p>Max. down-time (drive time from top to bottom) in 0.1s as 16-bit value.</text:p>
            <text:p>Shutter 1 is at the lower address and the other shutters follow.</text:p>
          </table:table-cell>
          <table:table-cell office:value-type="float" office:value="260" calcext:value-type="float">
            <text:p>260</text:p>
          </table:table-cell>
          <table:table-cell table:number-columns-repeated="1017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1]+[.C31]*[.D31]"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turn time</text:p>
          </table:table-cell>
          <table:table-cell office:value-type="string" calcext:value-type="string">
            <text:p>Max. turn-time (turn 90°) in 0.1s as 16-bit value.</text:p>
            <text:p>Shutter 1 is at the lower address and the other shutters follow.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dm ng</text:p>
          </table:table-cell>
          <table:table-cell office:value-type="string" calcext:value-type="string">
            <text:p>Decision matrix next generati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table:style-name="ce9"/>
          <table:table-cell/>
          <table:table-cell table:content-validation-name="val2"/>
          <table:table-cell table:number-columns-repeated="1020"/>
        </table:table-row>
        <table:table-row table:style-name="ro2" table:number-rows-repeated="466">
          <table:table-cell table:number-columns-repeated="3"/>
          <table:table-cell table:content-validation-name="val2"/>
          <table:table-cell table:number-columns-repeated="1020"/>
        </table:table-row>
        <table:table-row table:style-name="ro2" table:number-rows-repeated="10480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.00.0000</text:date>, <text:time style:data-style-name="N2" text:time-value="21:55:46.65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Merkle</meta:initial-creator>
    <meta:creation-date>2014-12-25T23:44:24.656000000</meta:creation-date>
    <dc:date>2015-05-13T21:57:27.282000000</dc:date>
    <dc:creator>Andreas Merkle</dc:creator>
    <meta:editing-duration>PT4H4M21S</meta:editing-duration>
    <meta:editing-cycles>31</meta:editing-cycles>
    <meta:generator>LibreOffice/4.3.5.2$Windows_x86 LibreOffice_project/3a87456aaa6a95c63eea1c1b3201acedf0751bd5</meta:generator>
    <meta:document-statistic meta:table-count="1" meta:cell-count="180" meta:object-count="0"/>
  </office:meta>
</office:document-meta>
</file>